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7E000001E819666CF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4.3291in" draw:z-index="0"><draw:image xlink:href="Pictures/100002010000047E000001E819666CF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kye hillhouse</meta:initial-creator>
    <meta:creation-date>2023-11-26T07:13:03.95</meta:creation-date>
    <meta:document-statistic meta:table-count="0" meta:image-count="1" meta:object-count="0" meta:page-count="1" meta:paragraph-count="0" meta:word-count="0" meta:character-count="0"/>
    <dc:date>2023-11-26T07:13:54.29</dc:date>
    <dc:creator>skye hillhouse</dc:creator>
    <meta:editing-duration>PT51S</meta:editing-duration>
    <meta:editing-cycles>1</meta:editing-cycles>
    <meta:generator>OpenOffice/4.1.12$Win32 OpenOffice.org_project/4112m1$Build-9809</meta:generator>
  </office:meta>
</office:document-meta>
</file>